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3.08680555555556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8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number-columns-repeated="2" table:style-name="ce1"/>
          <table:table-cell table:style-name="ce2"/>
          <table:table-cell office:value-type="string" table:style-name="ce3">
            <text:p>LOGIC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style-name="ce2">
            <text:p>Greetings:</text:p>
          </table:table-cell>
          <table:table-cell office:value-type="string" table:number-columns-spanned="10" table:number-rows-spanned="1" table:style-name="ce4">
            <text:p>{Hello, Hi, Hey, How are you, What's up, what's good, Sup, What's good?}</text:p>
          </table:table-cell>
          <table:covered-table-cell table:number-columns-repeated="9"/>
          <table:table-cell table:number-columns-repeated="16373" table:style-name="ce1"/>
        </table:table-row>
        <table:table-row table:style-name="ro2">
          <table:table-cell office:value-type="string" table:style-name="ce2">
            <text:p>Responses:</text:p>
          </table:table-cell>
          <table:table-cell office:value-type="string" table:number-columns-spanned="12" table:number-rows-spanned="1" table:style-name="ce4">
            <text:p>{Hi(user), Hello(User), Good motning/Afternoon/Evening(User), Everything is good, I'm fine, thanks for asking.}</text:p>
          </table:table-cell>
          <table:covered-table-cell table:number-columns-repeated="11"/>
          <table:table-cell table:number-columns-repeated="16371"/>
        </table:table-row>
        <table:table-row table:style-name="ro2">
          <table:table-cell table:style-name="ce1"/>
          <table:table-cell table:number-columns-spanned="10" table:number-rows-spanned="1" table:style-name="ce4"/>
          <table:covered-table-cell table:number-columns-repeated="9"/>
          <table:table-cell table:number-columns-repeated="16373" table:style-name="ce1"/>
        </table:table-row>
        <table:table-row table:style-name="ro2">
          <table:table-cell office:value-type="string" table:style-name="ce2">
            <text:p>Questions:</text:p>
          </table:table-cell>
          <table:table-cell office:value-type="string" table:number-columns-spanned="12" table:number-rows-spanned="1" table:style-name="ce4">
            <text:p>{What's the Weather like in (Country/City)} What type of Dress should I take along, <text:s/>What other Information do I need?}</text:p>
          </table:table-cell>
          <table:covered-table-cell table:number-columns-repeated="11"/>
          <table:table-cell table:number-columns-repeated="16371"/>
        </table:table-row>
        <table:table-row table:style-name="ro2">
          <table:table-cell office:value-type="string" table:style-name="ce2">
            <text:p>Responses:</text:p>
          </table:table-cell>
          <table:table-cell office:value-type="string" table:number-columns-spanned="12" table:number-rows-spanned="1" table:style-name="ce4">
            <text:p>{The weather in (Country/City) for the next 3days are…., It will be (Weather) for the next 3days in (Country/City)}</text:p>
          </table:table-cell>
          <table:covered-table-cell table:number-columns-repeated="11"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Locations:</text:p>
          </table:table-cell>
          <table:table-cell office:value-type="string" table:number-columns-spanned="3" table:number-rows-spanned="1" table:style-name="ce4">
            <text:p>{All Cities of the World}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Additional Ques:</text:p>
          </table:table-cell>
          <table:table-cell office:value-type="string" table:number-columns-spanned="3" table:number-rows-spanned="1" table:style-name="ce4">
            <text:p>{Directs to the Web Service}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ye Regards:</text:p>
          </table:table-cell>
          <table:table-cell office:value-type="string" table:number-columns-spanned="7" table:number-rows-spanned="1" table:style-name="ce4">
            <text:p>{Take care, Bye, Goodbye, See you Later, Thanks, Regards}</text:p>
          </table:table-cell>
          <table:covered-table-cell table:number-columns-repeated="6"/>
          <table:table-cell table:number-columns-repeated="16376" table:style-name="ce1"/>
        </table:table-row>
        <table:table-row table:style-name="ro2">
          <table:table-cell office:value-type="string" table:style-name="ce2">
            <text:p>Resonses:</text:p>
          </table:table-cell>
          <table:table-cell office:value-type="string" table:number-columns-spanned="9" table:number-rows-spanned="1" table:style-name="ce4">
            <text:p>{You are welcome, Do come again, If you need me again, I'm here, Cheers Mate.}</text:p>
          </table:table-cell>
          <table:covered-table-cell table:number-columns-repeated="8"/>
          <table:table-cell table:number-columns-repeated="16374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2">
            <text:p>API Return:</text:p>
          </table:table-cell>
          <table:table-cell office:value-type="string" table:number-columns-spanned="4" table:number-rows-spanned="1" table:style-name="ce5">
            <text:p>7 Degrees</text:p>
          </table:table-cell>
          <table:covered-table-cell table:number-columns-repeated="3"/>
          <table:table-cell table:number-columns-repeated="16379" table:style-name="ce1"/>
        </table:table-row>
        <table:table-row table:style-name="ro2">
          <table:table-cell/>
          <table:table-cell office:value-type="string" table:number-columns-spanned="4" table:number-rows-spanned="1" table:style-name="ce5">
            <text:p>Tomorrow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office:value-type="string" table:number-columns-spanned="4" table:number-rows-spanned="1" table:style-name="ce5">
            <text:p>Partly Rainy and Windy, etc…...</text:p>
          </table:table-cell>
          <table:covered-table-cell table:number-columns-repeated="3"/>
          <table:table-cell table:number-columns-repeated="16379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atilola damilare</meta:initial-creator>
    <dc:creator>atilola damilare</dc:creator>
    <meta:creation-date>2021-04-11T09:54:49Z</meta:creation-date>
    <dc:date>2021-04-12T20:20:18Z</dc:date>
  </office:meta>
</office:document-meta>
</file>